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luno</text:span><text:span text:style-name="T1">: Marcos Paulo Vieira de Melo Júnior<text:tab/><text:tab/><text:tab/><text:tab/></text:span><text:span text:style-name="T2">Data:</text:span><text:span text:style-name="T1"> 21/11/2013</text:span></text:p>
      <text:p text:style-name="P5"><text:span text:style-name="T2">Fase/Iteração:</text:span><text:span text:style-name="T1"> Sprint 8<text:tab/><text:tab/><text:tab/><text:tab/><text:tab/><text:tab/><text:tab/></text:span><text:span text:style-name="T2">Esforço Total:</text:span><text:span text:style-name="T1"> 8 horas</text:span></text:p>
      <text:p text:style-name="P4"/>
      <text:p text:style-name="P5"><text:span text:style-name="T2">Atividade: <text:s/>Elaboração do relatório de status e começo da definição de baseline Esforço: <text:s/>3 horas</text:span></text:p>
      <text:p text:style-name="P4">Descrição: Foi desenvolvida, acompanhada e apresentada a baseline, também feito elaborado e definido o relatório, aplicada conversa com os responsaveis atrasados no desenvolvimento.</text:p>
      <text:p text:style-name="P4">Equipe: G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022013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1-21T21:18:41</dc:date>
    <meta:editing-duration>PT27S</meta:editing-duration>
    <meta:document-statistic meta:table-count="0" meta:image-count="0" meta:object-count="0" meta:page-count="1" meta:paragraph-count="8" meta:word-count="71" meta:character-count="514" meta:non-whitespace-character-count="440"/>
  </office:meta>
</office:document-meta>
</file>